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8871" officeooo:paragraph-rsid="000e88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Stories</text:p>
      <text:p text:style-name="P1"/>
      <text:p text:style-name="P1">1. Come Consumatore, vorrei che il sito possa mostrarmi il confronto dei prezzi di un oggetto sia tra i negozi fisici che con Amazon e Ebay, così che possa scegliere dove convenga acquistare</text:p>
      <text:p text:style-name="P1"/>
      <text:p text:style-name="P1">2. Come Proprietario di un Negozio fisico, vorrei caricare il mio intero catalogo di prodotti disponibili sulla piattaforma, così che chiunque si trovi nelle vicinanze sappia quali prodotti sono disponibili nel mio negozio</text:p>
      <text:p text:style-name="P1"/>
      <text:p text:style-name="P1">3. Come Consumatore, vorrei che la piattaforma mi mostri i negozi che vendono una specifica tipologia di prodotto nelle mie vicinanze, così che se ho un’urgenza di un prodotto so subito dove trovarlo</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1:40:08.040972276</meta:creation-date>
    <dc:date>2023-10-18T11:50:10.816398812</dc:date>
    <meta:editing-duration>PT10M3S</meta:editing-duration>
    <meta:editing-cycles>1</meta:editing-cycles>
    <meta:document-statistic meta:table-count="0" meta:image-count="0" meta:object-count="0" meta:page-count="1" meta:paragraph-count="4" meta:word-count="101" meta:character-count="623" meta:non-whitespace-character-count="526"/>
    <meta:generator>LibreOffice/7.5.7.1$Linux_X86_64 LibreOffice_project/50$Build-1</meta:generator>
  </office:meta>
</office:document-meta>
</file>